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Versions/Version1" manifest:media-type=""/>
  <manifest:file-entry manifest:full-path="settings.xml" manifest:media-type="text/xml"/>
  <manifest:file-entry manifest:full-path="meta.xml" manifest:media-type="text/xml"/>
  <manifest:file-entry manifest:full-path="VersionList.xml" manifest:media-type="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paragraph-rsid="0006ba98"/>
    </style:style>
    <style:style style:name="P2" style:family="paragraph" style:parent-style-name="Standard" style:list-style-name="L2">
      <style:text-properties officeooo:paragraph-rsid="00075d4a"/>
    </style:style>
    <style:style style:name="P3" style:family="paragraph" style:parent-style-name="Standard" style:list-style-name="L2">
      <style:text-properties officeooo:paragraph-rsid="0008cfe4"/>
    </style:style>
    <style:style style:name="P4" style:family="paragraph" style:parent-style-name="Standard" style:list-style-name="L2">
      <style:text-properties officeooo:paragraph-rsid="000b17e2"/>
    </style:style>
    <style:style style:name="P5" style:family="paragraph" style:list-style-name="L2"/>
    <style:style style:name="T1" style:family="text">
      <style:text-properties officeooo:rsid="0006ba98"/>
    </style:style>
    <style:style style:name="T2" style:family="text">
      <style:text-properties officeooo:rsid="00075d4a"/>
    </style:style>
    <style:style style:name="T3" style:family="text">
      <style:text-properties officeooo:rsid="0008cfe4"/>
    </style:style>
    <style:style style:name="T4" style:family="text">
      <style:text-properties officeooo:rsid="000a788f"/>
    </style:style>
    <style:style style:name="T5" style:family="text">
      <style:text-properties officeooo:rsid="00f0691d"/>
    </style:style>
    <style:style style:name="T6" style:family="text">
      <style:text-properties officeooo:rsid="03e9ccdf"/>
    </style:style>
    <style:style style:name="T7" style:family="text">
      <style:text-properties officeooo:rsid="0266ca7a"/>
    </style:style>
    <style:style style:name="T8" style:family="text">
      <style:text-properties officeooo:rsid="00f52423"/>
    </style:style>
    <style:style style:name="T9" style:family="text">
      <style:text-properties officeooo:rsid="034d26c6"/>
    </style:style>
    <style:style style:name="T10" style:family="text">
      <style:text-properties officeooo:rsid="034fcbc3"/>
    </style:style>
    <style:style style:name="T11" style:family="text">
      <style:text-properties officeooo:rsid="000b17e2"/>
    </style:style>
    <style:style style:name="T12" style:family="text">
      <style:text-properties officeooo:rsid="000de0c9"/>
    </style:style>
    <style:style style:name="T13" style:family="text">
      <style:text-properties officeooo:rsid="000f53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2700160504878749" text:style-name="L2">
        <text:list-item>
          <text:p text:style-name="P1"><text:span text:style-name="T1">Intro:</text:span></text:p>
          <text:list>
            <text:list-item>
              <text:p text:style-name="P4"><text:span text:style-name="T11">Imagine that you </text:span></text:p>
            </text:list-item>
            <text:list-item>
              <text:p><text:span text:style-name="T4">Before picking up a spoon to steer your coffee, you will probably quickly bring the utensil in question into foveal vision by making an eye movement towards it </text:span><text:reference-mark-start text:name="ZOTERO_ITEM CSL_CITATION {&quot;citationID&quot;:&quot;1ttf648eqv&quot;,&quot;properties&quot;:{&quot;formattedCitation&quot;:&quot;(Land &amp; Hayhoe, 2001)&quot;,&quot;plainCitation&quot;:&quot;(Land &amp; Hayhoe, 2001)&quot;},&quot;citationItems&quot;:[{&quot;id&quot;:1462,&quot;uris&quot;:[&quot;http://zotero.org/users/local/OLmfyFPR/items/PHIZRCMT&quot;],&quot;uri&quot;:[&quot;http://zotero.org/users/local/OLmfyFPR/items/PHIZRCMT&quot;],&quot;itemData&quot;:{&quot;id&quot;:1462,&quot;type&quot;:&quot;article-journal&quot;,&quot;title&quot;:&quot;In what ways do eye movements contribute to everyday activities?&quot;,&quot;container-title&quot;:&quot;Vision research&quot;,&quot;page&quot;:&quot;3559–3565&quot;,&quot;volume&quot;:&quot;41&quot;,&quot;issue&quot;:&quot;25-26&quot;,&quot;source&quot;:&quot;Google Scholar&quot;,&quot;author&quot;:[{&quot;family&quot;:&quot;Land&quot;,&quot;given&quot;:&quot;M. F.&quot;},{&quot;family&quot;:&quot;Hayhoe&quot;,&quot;given&quot;:&quot;M.&quot;}],&quot;issued&quot;:{&quot;date-parts&quot;:[[&quot;2001&quot;]]}}}],&quot;schema&quot;:&quot;https://github.com/citation-style-language/schema/raw/master/csl-citation.json&quot;} RND4HsP1FxyxT"/><text:span text:style-name="T4">(Land &amp; Hayhoe, 2001)</text:span><text:reference-mark-end text:name="ZOTERO_ITEM CSL_CITATION {&quot;citationID&quot;:&quot;1ttf648eqv&quot;,&quot;properties&quot;:{&quot;formattedCitation&quot;:&quot;(Land &amp; Hayhoe, 2001)&quot;,&quot;plainCitation&quot;:&quot;(Land &amp; Hayhoe, 2001)&quot;},&quot;citationItems&quot;:[{&quot;id&quot;:1462,&quot;uris&quot;:[&quot;http://zotero.org/users/local/OLmfyFPR/items/PHIZRCMT&quot;],&quot;uri&quot;:[&quot;http://zotero.org/users/local/OLmfyFPR/items/PHIZRCMT&quot;],&quot;itemData&quot;:{&quot;id&quot;:1462,&quot;type&quot;:&quot;article-journal&quot;,&quot;title&quot;:&quot;In what ways do eye movements contribute to everyday activities?&quot;,&quot;container-title&quot;:&quot;Vision research&quot;,&quot;page&quot;:&quot;3559–3565&quot;,&quot;volume&quot;:&quot;41&quot;,&quot;issue&quot;:&quot;25-26&quot;,&quot;source&quot;:&quot;Google Scholar&quot;,&quot;author&quot;:[{&quot;family&quot;:&quot;Land&quot;,&quot;given&quot;:&quot;M. F.&quot;},{&quot;family&quot;:&quot;Hayhoe&quot;,&quot;given&quot;:&quot;M.&quot;}],&quot;issued&quot;:{&quot;date-parts&quot;:[[&quot;2001&quot;]]}}}],&quot;schema&quot;:&quot;https://github.com/citation-style-language/schema/raw/master/csl-citation.json&quot;} RND4HsP1FxyxT"/><text:span text:style-name="T4">. But where on the spoon will your eyes land? Will your saccade be the mere end result of a 'saliency map' of the object? Or </text:span><text:span text:style-name="T5">will your eyes guide the grasping movement </text:span><text:span text:style-name="T6">by</text:span><text:span text:style-name="T5"> </text:span><text:span text:style-name="T7">looking at </text:span><text:span text:style-name="T5">the future contact point</text:span><text:span text:style-name="T8">s</text:span><text:span text:style-name="T5"> </text:span><text:span text:style-name="T9">between the </text:span><text:span text:style-name="T11">spoon</text:span><text:span text:style-name="T10"> </text:span><text:span text:style-name="T9">and your hand </text:span><text:span text:style-name="T10">first </text:span><text:reference-mark-start text:name="ZOTERO_ITEM CSL_CITATION {&quot;citationID&quot;:&quot;Ht5V6wzI&quot;,&quot;properties&quot;:{&quot;formattedCitation&quot;:&quot;(cf. e.g. Gilster, Hesse, &amp; Deubel, 2012)&quot;,&quot;plainCitation&quot;:&quot;(cf. e.g. Gilster, Hesse, &amp; Deubel, 2012)&quot;},&quot;citationItems&quot;:[{&quot;id&quot;:1931,&quot;uris&quot;:[&quot;http://zotero.org/users/local/OLmfyFPR/items/DPDIQNBP&quot;],&quot;uri&quot;:[&quot;http://zotero.org/users/local/OLmfyFPR/items/DPDIQNBP&quot;],&quot;itemData&quot;:{&quot;id&quot;:1931,&quot;type&quot;:&quot;article-journal&quot;,&quot;title&quot;:&quot;Contact points during multidigit grasping of geometric objects&quot;,&quot;container-title&quot;:&quot;Experimental brain research&quot;,&quot;page&quot;:&quot;137–151&quot;,&quot;volume&quot;:&quot;217&quot;,&quot;issue&quot;:&quot;1&quot;,&quot;source&quot;:&quot;Google Scholar&quot;,&quot;author&quot;:[{&quot;family&quot;:&quot;Gilster&quot;,&quot;given&quot;:&quot;R.&quot;},{&quot;family&quot;:&quot;Hesse&quot;,&quot;given&quot;:&quot;C.&quot;},{&quot;family&quot;:&quot;Deubel&quot;,&quot;given&quot;:&quot;H.&quot;}],&quot;issued&quot;:{&quot;date-parts&quot;:[[&quot;2012&quot;]]},&quot;accessed&quot;:{&quot;date-parts&quot;:[[&quot;2013&quot;,5,22]]}},&quot;prefix&quot;:&quot;cf. e.g. &quot;}],&quot;schema&quot;:&quot;https://github.com/citation-style-language/schema/raw/master/csl-citation.json&quot;} RNDe60kUw8sX6"/><text:span text:style-name="T5">(cf. e.g. Gilster, Hesse, &amp; Deubel, 2012)</text:span><text:reference-mark-end text:name="ZOTERO_ITEM CSL_CITATION {&quot;citationID&quot;:&quot;Ht5V6wzI&quot;,&quot;properties&quot;:{&quot;formattedCitation&quot;:&quot;(cf. e.g. Gilster, Hesse, &amp; Deubel, 2012)&quot;,&quot;plainCitation&quot;:&quot;(cf. e.g. Gilster, Hesse, &amp; Deubel, 2012)&quot;},&quot;citationItems&quot;:[{&quot;id&quot;:1931,&quot;uris&quot;:[&quot;http://zotero.org/users/local/OLmfyFPR/items/DPDIQNBP&quot;],&quot;uri&quot;:[&quot;http://zotero.org/users/local/OLmfyFPR/items/DPDIQNBP&quot;],&quot;itemData&quot;:{&quot;id&quot;:1931,&quot;type&quot;:&quot;article-journal&quot;,&quot;title&quot;:&quot;Contact points during multidigit grasping of geometric objects&quot;,&quot;container-title&quot;:&quot;Experimental brain research&quot;,&quot;page&quot;:&quot;137–151&quot;,&quot;volume&quot;:&quot;217&quot;,&quot;issue&quot;:&quot;1&quot;,&quot;source&quot;:&quot;Google Scholar&quot;,&quot;author&quot;:[{&quot;family&quot;:&quot;Gilster&quot;,&quot;given&quot;:&quot;R.&quot;},{&quot;family&quot;:&quot;Hesse&quot;,&quot;given&quot;:&quot;C.&quot;},{&quot;family&quot;:&quot;Deubel&quot;,&quot;given&quot;:&quot;H.&quot;}],&quot;issued&quot;:{&quot;date-parts&quot;:[[&quot;2012&quot;]]},&quot;accessed&quot;:{&quot;date-parts&quot;:[[&quot;2013&quot;,5,22]]}},&quot;prefix&quot;:&quot;cf. e.g. &quot;}],&quot;schema&quot;:&quot;https://github.com/citation-style-language/schema/raw/master/csl-citation.json&quot;} RNDe60kUw8sX6"/><text:span text:style-name="T5">? </text:span><text:span text:style-name="T11">Or will you look at the part of the spoon that </text:span><text:span text:style-name="T12">will do the actual </text:span><text:span text:style-name="T13">coffee </text:span><text:span text:style-name="T12">stirring?</text:span></text:p>
            </text:list-item>
            <text:list-item>
              <text:p text:style-name="P1"><text:span text:style-name="T1">Research question</text:span></text:p>
            </text:list-item>
            <text:list-item>
              <text:p text:style-name="P1"><text:span text:style-name="T1">Background</text:span></text:p>
              <text:list>
                <text:list-item>
                  <text:p text:style-name="P1"><text:span text:style-name="T1">Three theories</text:span></text:p>
                  <text:list>
                    <text:list-item>
                      <text:p text:style-name="P1"><text:span text:style-name="T1">Center of gravity</text:span></text:p>
                      <text:list>
                        <text:list-item>
                          <text:p text:style-name="P1"><text:span text:style-name="T1">What do we know about it</text:span></text:p>
                        </text:list-item>
                        <text:list-item>
                          <text:p text:style-name="P1"><text:span text:style-name="T1">What is still missing</text:span></text:p>
                        </text:list-item>
                        <text:list-item>
                          <text:p text:style-name="P1"><text:span text:style-name="T1">What would be the hypothesis for EM to object</text:span></text:p>
                        </text:list-item>
                      </text:list>
                    </text:list-item>
                    <text:list-item>
                      <text:p text:style-name="P2"><text:span text:style-name="T2">Handle affordance</text:span></text:p>
                      <text:list>
                        <text:list-item>
                          <text:p text:style-name="P2"><text:span text:style-name="T1">What do we know about it</text:span></text:p>
                        </text:list-item>
                        <text:list-item>
                          <text:p text:style-name="P2"><text:span text:style-name="T1">What is still missing</text:span></text:p>
                        </text:list-item>
                        <text:list-item>
                          <text:p text:style-name="P2"><text:span text:style-name="T1">What would be the hypothesis for EM to object</text:span></text:p>
                        </text:list-item>
                      </text:list>
                    </text:list-item>
                    <text:list-item>
                      <text:p text:style-name="P2"><text:span text:style-name="T1">Attention to action</text:span></text:p>
                      <text:list>
                        <text:list-item>
                          <text:p text:style-name="P2"><text:span text:style-name="T1">What do we know about it</text:span></text:p>
                        </text:list-item>
                        <text:list-item>
                          <text:p text:style-name="P2"><text:span text:style-name="T1">What is still missing</text:span></text:p>
                        </text:list-item>
                        <text:list-item>
                          <text:p text:style-name="P2"><text:span text:style-name="T1">What would be the hypothesis for EM to object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"><text:span text:style-name="T3">Purpose of the current study:</text:span></text:p>
                  <text:list>
                    <text:list-item>
                      <text:p text:style-name="P1"><text:span text:style-name="T1">Normally, in none of the above studies attention is paid to the low level properties of the object. We therefore ran a study in which we tested the three hypotheses in a more controlled way. Not only did we take into account the center of gravity of the objects, but we also did a saliency-map simulation which allowed us to compare participants eye-movement behaviour with simulated, completely low-leven-driven saccades.</text:span></text:p>
                    </text:list-item>
                    <text:list-item>
                      <text:p text:style-name="P3"><text:span text:style-name="T3">Low-level research (such as PVL in objects) do not take higer-level object properties into account, whereas affordance studies do not take low-level properties into account.</text:span></text:p>
                    </text:list-item>
                  </text:list>
                </text:list-item>
              </text:list>
            </text:list-item>
            <text:list-item>
              <text:p text:style-name="P1"><text:span text:style-name="T1">Current study (purpose = above?)</text:span></text:p>
            </text:list-item>
            <text:list-item>
              <text:p text:style-name="P1"><text:span text:style-name="T1">Result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3T15:11:51</meta:creation-date>
    <dc:date>2013-10-03T15:48:37</dc:date>
    <meta:editing-duration>PT28M48S</meta:editing-duration>
    <meta:editing-cycles>6</meta:editing-cycles>
    <meta:generator>LibreOffice/4.0.2.2$Linux_X86_64 LibreOffice_project/400m0$Build-2</meta:generator>
    <meta:document-statistic meta:table-count="0" meta:image-count="0" meta:object-count="0" meta:page-count="1" meta:paragraph-count="23" meta:word-count="304" meta:character-count="1648" meta:non-whitespace-character-count="1389"/>
    <meta:user-defined meta:name="ZOTERO_PREF_1">&lt;data data-version="3" zotero-version="4.0.11"&gt;&lt;session id="IW8Loins"/&gt;&lt;style id="http://www.zotero.org/styles/apa" hasBibliography="1" bibliographyStyleHasBeenSet="0"/&gt;&lt;prefs&gt;&lt;pref name="fieldType" value="ReferenceMark"/&gt;&lt;pref name="storeReferences" valu</meta:user-defined>
    <meta:user-defined meta:name="ZOTERO_PREF_2">e="true"/&gt;&lt;pref name="automaticJournalAbbreviations" value="true"/&gt;&lt;pref name="noteType" value="0"/&gt;&lt;/prefs&gt;&lt;/data&gt;</meta:user-defined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before filling in empty structure" VL:creator="" dc:date-time="2013-10-03T15:25:06"/>
</VL:version-list>
</file>